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3.21cm" table:align="left" style:writing-mode="lr-tb"/>
    </style:style>
    <style:style style:name="Tabela1.A" style:family="table-column">
      <style:table-column-properties style:column-width="13.21cm"/>
    </style:style>
    <style:style style:name="Tabela1.1" style:family="table-row">
      <style:table-row-properties style:min-row-height="7.975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0570b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name-complex="Calibri" style:font-size-complex="12pt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</style:tab-stops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0570b" style:font-size-asian="12pt" style:font-name-complex="Arial" style:font-size-complex="12pt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cm" fo:margin-right="0cm" fo:margin-top="0cm" fo:margin-bottom="0cm" loext:contextual-spacing="false" fo:line-height="100%" fo:text-indent="1cm" style:auto-text-indent="false"/>
      <style:text-properties officeooo:paragraph-rsid="0010570b"/>
    </style:style>
    <style:style style:name="P8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P10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12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2pt" style:font-size-asian="12pt" style:font-name-complex="Arial" style:font-size-complex="12pt"/>
    </style:style>
    <style:style style:name="P13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</style:style>
    <style:style style:name="P14" style:family="paragraph" style:parent-style-name="Standard"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fo:font-size="12pt" officeooo:rsid="0010570b" style:font-size-asian="12pt" style:font-name-complex="Arial" style:font-size-complex="12pt"/>
    </style:style>
    <style:style style:name="T4" style:family="text">
      <style:text-properties style:font-name="Arial" fo:font-size="12pt" officeooo:rsid="0012c4bd" style:font-size-asian="12pt" style:font-name-complex="Arial" style:font-size-complex="12pt"/>
    </style:style>
    <style:style style:name="T5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6" style:family="text">
      <style:text-properties style:font-name="Arial" fo:font-size="12pt" officeooo:rsid="0010570b" style:font-name-asian="Times New Roman" style:font-size-asian="12pt" style:language-asian="pt" style:country-asian="BR" style:font-name-complex="Arial" style:font-size-complex="12pt"/>
    </style:style>
    <style:style style:name="T7" style:family="text">
      <style:text-properties style:font-name="Arial" fo:font-size="12pt" style:font-name-asian="Arial" style:font-size-asian="12pt" style:font-name-complex="Arial" style:font-size-complex="12pt"/>
    </style:style>
    <style:style style:name="T8" style:family="text">
      <style:text-properties style:font-name="Arial" fo:font-size="12pt" officeooo:rsid="0010570b" style:font-name-asian="Arial" style:font-size-asian="12pt" style:font-name-complex="Arial" style:font-size-complex="12pt"/>
    </style:style>
    <style:style style:name="fr1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Quadro1" text:anchor-type="paragraph" svg:x="0.813cm" svg:y="0.002cm" svg:width="13.21cm" draw:z-index="0"><draw:text-box fo:min-height="0.058cm"><table:table table:name="Tabela1" table:style-name="Tabela1"><table:table-column table:style-name="Tabela1.A"/><table:table-row table:style-name="Tabela1.1"><table:table-cell table:style-name="Tabela1.A1" office:value-type="string"><text:p text:style-name="P2"><text:s text:c="4"/></text:p><text:p text:style-name="P6"><text:span text:style-name="T3">LUIZ</text:span><text:span text:style-name="T2">, </text:span><text:span text:style-name="T3">Fernando Demarchi Natividade</text:span></text:p><text:p text:style-name="P5">L953u</text:p><text:p text:style-name="P14"><text:span text:style-name="T6"><text:s text:c="5"/>Utilização de redes neurais artificiais para a predição em bolsas de valores através de séries temporais</text:span><text:span text:style-name="T5">. </text:span><text:span text:style-name="T6">Fernando Demarchi Natividade Luiz</text:span><text:span text:style-name="T5">. Foz do Iguaçu: UDC, 2017.</text:span></text:p><text:p text:style-name="P9"/><text:p text:style-name="P13"><text:span text:style-name="T5"><text:s text:c="8"/>Fls </text:span><text:span text:style-name="T6">89</text:span></text:p><text:p text:style-name="P8"/><text:p text:style-name="P8"><text:s text:c="8"/>Trabalho de Conclusão de Curso Ciência da Computação </text:p><text:p text:style-name="P10"><text:s text:c="7"/></text:p><text:p text:style-name="P10"><text:s text:c="2"/></text:p><text:p text:style-name="P7"><text:span text:style-name="T2">1. </text:span><text:span text:style-name="T3">Redes Neurais Artificiais</text:span><text:span text:style-name="T2">. <text:s/>2. </text:span><text:span text:style-name="T3">Inteligência Artificial</text:span><text:span text:style-name="T2">. <text:s/>3. M</text:span><text:span text:style-name="T3">ercado </text:span><text:span text:style-name="T4">Financeiro</text:span><text:span text:style-name="T2">. </text:span><text:span text:style-name="T3">4. Python.</text:span></text:p><text:p text:style-name="P3"><text:s text:c="36"/></text:p><text:p text:style-name="P1"><text:span text:style-name="T7"><text:s text:c="123"/></text:span><text:span text:style-name="T8">CDU: 004:891</text:span></text:p><text:p text:style-name="P4"><text:s text:c="118"/>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6.004cm" fo:margin-bottom="2.499cm" fo:margin-left="3cm" fo:margin-right="3cm" style:writing-mode="lr-tb" style:layout-grid-color="#c0c0c0" style:layout-grid-lines="1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A</meta:initial-creator>
    <meta:creation-date>2017-11-24T19:31:00</meta:creation-date>
    <dc:creator>fernando </dc:creator>
    <dc:date>2017-11-30T14:45:55.255494531</dc:date>
    <meta:editing-cycles>8</meta:editing-cycles>
    <meta:editing-duration>PT13M15S</meta:editing-duration>
    <meta:generator>LibreOffice/4.3.3.2$Linux_X86_64 LibreOffice_project/430m0$Build-2</meta:generator>
    <meta:document-statistic meta:table-count="1" meta:image-count="0" meta:object-count="0" meta:page-count="1" meta:paragraph-count="12" meta:word-count="54" meta:character-count="680" meta:non-whitespace-character-count="319"/>
  </office:meta>
</office:document-meta>
</file>